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654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72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CUIT</text:p>
          </table:table-cell>
          <table:table-cell office:value-type="string" calcext:value-type="string">
            <text:p>Dirección</text:p>
          </table:table-cell>
          <table:table-cell office:value-type="string" calcext:value-type="string">
            <text:p>Teléfono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Labores_1</text:p>
          </table:table-cell>
          <table:table-cell office:value-type="string" calcext:value-type="string">
            <text:p>Labores_2</text:p>
          </table:table-cell>
          <table:table-cell office:value-type="string" calcext:value-type="string">
            <text:p>Labores_3</text:p>
          </table:table-cell>
          <table:table-cell office:value-type="string" calcext:value-type="string">
            <text:p>Labores_4</text:p>
          </table:table-cell>
        </table:table-row>
        <table:table-row table:style-name="ro1">
          <table:table-cell office:value-type="string" calcext:value-type="string">
            <text:p>Fabian Abril</text:p>
          </table:table-cell>
          <table:table-cell office:value-type="float" office:value="20123122111" calcext:value-type="float">
            <text:p>20123122111</text:p>
          </table:table-cell>
          <table:table-cell office:value-type="string" calcext:value-type="string">
            <text:p>Fake 123</text:p>
          </table:table-cell>
          <table:table-cell office:value-type="float" office:value="2334234" calcext:value-type="float">
            <text:p>2334234</text:p>
          </table:table-cell>
          <table:table-cell office:value-type="string" calcext:value-type="string">
            <text:p>esperanza3@yahoo.com</text:p>
          </table:table-cell>
          <table:table-cell office:value-type="string" calcext:value-type="string">
            <text:p>Siembra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Baldomero San Miguel </text:p>
          </table:table-cell>
          <table:table-cell office:value-type="float" office:value="20123122222" calcext:value-type="float">
            <text:p>20123122222</text:p>
          </table:table-cell>
          <table:table-cell office:value-type="string" calcext:value-type="string">
            <text:p>319 Wiegand Pine Suite 170 - Sioux Falls, IL / 28395</text:p>
          </table:table-cell>
          <table:table-cell office:value-type="float" office:value="2784563" calcext:value-type="float">
            <text:p>2784563</text:p>
          </table:table-cell>
          <table:table-cell office:value-type="string" calcext:value-type="string">
            <text:p><text:a xlink:href="mailto:tamara_daniel28@gmail.com" xlink:type="simple">tamara_daniel28@gmail.com</text:a></text:p>
          </table:table-cell>
          <table:table-cell office:value-type="string" calcext:value-type="string">
            <text:p>Siembra</text:p>
          </table:table-cell>
          <table:table-cell office:value-type="string" calcext:value-type="string">
            <text:p>Cosecha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Victor Redondo </text:p>
          </table:table-cell>
          <table:table-cell office:value-type="float" office:value="20123122333" calcext:value-type="float">
            <text:p>20123122333</text:p>
          </table:table-cell>
          <table:table-cell office:value-type="string" calcext:value-type="string">
            <text:p>68844 Conroy Gardens</text:p>
          </table:table-cell>
          <table:table-cell office:value-type="float" office:value="4898922" calcext:value-type="float">
            <text:p>4898922</text:p>
          </table:table-cell>
          <table:table-cell office:value-type="string" calcext:value-type="string">
            <text:p>jalon.breitenberg94@hotmail.com</text:p>
          </table:table-cell>
          <table:table-cell office:value-type="string" calcext:value-type="string">
            <text:p>Siembra</text:p>
          </table:table-cell>
          <table:table-cell office:value-type="string" calcext:value-type="string">
            <text:p>Riego</text:p>
          </table:table-cell>
          <table:table-cell office:value-type="string" calcext:value-type="string">
            <text:p>Cosech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6T16:59:49.665954426</meta:creation-date>
    <dc:date>2022-07-26T17:12:13.831266391</dc:date>
    <meta:editing-duration>PT2M14S</meta:editing-duration>
    <meta:editing-cycles>1</meta:editing-cycles>
    <meta:document-statistic meta:table-count="1" meta:cell-count="30" meta:object-count="0"/>
    <meta:generator>LibreOffice/6.4.7.2$Linux_X86_64 LibreOffice_project/40$Build-2</meta:generator>
  </office:meta>
</office:document-meta>
</file>